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3.1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4.9217in"/>
    </style:style>
    <style:style style:name="co10" style:family="table-column">
      <style:table-column-properties fo:break-before="auto" style:column-width="3.0799in"/>
    </style:style>
    <style:style style:name="co11" style:family="table-column">
      <style:table-column-properties fo:break-before="auto" style:column-width="8.3138in"/>
    </style:style>
    <style:style style:name="co12" style:family="table-column">
      <style:table-column-properties fo:break-before="auto" style:column-width="9.4563in"/>
    </style:style>
    <style:style style:name="co13" style:family="table-column">
      <style:table-column-properties fo:break-before="auto" style:column-width="5.98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CS Name</text:p>
          </table:table-cell>
          <table:table-cell table:style-name="Default" office:value-type="string" calcext:value-type="string">
            <text:p>Prereques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raining Time</text:p>
          </table:table-cell>
          <table:table-cell table:style-name="Default" office:value-type="string" calcext:value-type="string">
            <text:p>Doi Dupe</text:p>
          </table:table-cell>
          <table:table-cell table:style-name="Default" office:value-type="string" calcext:value-type="string">
            <text:p>Trains From</text:p>
          </table:table-cell>
          <table:table-cell table:style-name="Default" office:value-type="string" calcext:value-type="string">
            <text:p>Training Method</text:p>
          </table:table-cell>
          <table:table-cell table:style-name="Default" office:value-type="string" calcext:value-type="string">
            <text:p>Note</text:p>
          </table:table-cell>
          <table:table-cell table:style-name="Default" office:value-type="string" calcext:value-type="string">
            <text:p>Detail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pears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416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pears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1,25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pears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2,5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pears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5,0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Leaping Spear</text:p>
          </table:table-cell>
          <table:table-cell table:style-name="Default" office:value-type="string" calcext:value-type="string">
            <text:p>Must be Lvl 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312 times)</text:p>
          </table:table-cell>
          <table:table-cell table:style-name="Default" office:value-type="string" calcext:value-type="string">
            <text:p>Does not change with Yarida's CS. Train time considers 2 throws in 4 seco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Spear BOOM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500 times)</text:p>
          </table:table-cell>
          <table:table-cell table:style-name="Default" office:value-type="string" calcext:value-type="string">
            <text:p>(Affected by Yarida CS. +40 per spear thrown)</text:p>
          </table:table-cell>
          <table:table-cell office:value-type="string" calcext:value-type="string">
            <text:p>Damage x1.2, +Lightning elem, +5% Crit &amp; Stagger &amp;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Spear BA-BOOM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1000 times)</text:p>
          </table:table-cell>
          <table:table-cell table:style-name="Default" office:value-type="string" calcext:value-type="string">
            <text:p>(Affected by Yarida CS. +20 per spear thrown)</text:p>
          </table:table-cell>
          <table:table-cell office:value-type="string" calcext:value-type="string">
            <text:p>Damage x1.5, +Lightning elem, +10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Spear BA-BA-BOOM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2000 times)</text:p>
          </table:table-cell>
          <table:table-cell table:style-name="Default" office:value-type="string" calcext:value-type="string">
            <text:p>(Affected by Yarida CS. +10 per spear thrown)</text:p>
          </table:table-cell>
          <table:table-cell office:value-type="string" calcext:value-type="string">
            <text:p>Damage x2, +Lightning elem, +15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trike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3 minutes, 5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208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trike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41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trike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834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trike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1,66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Six Strike</text:p>
          </table:table-cell>
          <table:table-cell table:style-name="Default" office:value-type="string" calcext:value-type="string">
            <text:p>Complete CS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3,333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ssault Hits 1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416 times)</text:p>
          </table:table-cell>
          <table:table-cell table:style-name="Default"/>
          <table:table-cell office:value-type="string" calcext:value-type="string">
            <text:p>Stampede amount x1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Assault Hits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834 times)</text:p>
          </table:table-cell>
          <table:table-cell table:style-name="Default"/>
          <table:table-cell office:value-type="string" calcext:value-type="string">
            <text:p>Stampede amount x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Assault Hits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1,666 times)</text:p>
          </table:table-cell>
          <table:table-cell table:style-name="Default"/>
          <table:table-cell office:value-type="string" calcext:value-type="string">
            <text:p>Stampede amount x2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Assault Hits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3,333 times)</text:p>
          </table:table-cell>
          <table:table-cell table:style-name="Default"/>
          <table:table-cell office:value-type="string" calcext:value-type="string">
            <text:p>Stampede amount x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Giddy Up 1</text:p>
          </table:table-cell>
          <table:table-cell table:style-name="Default" office:value-type="string" calcext:value-type="string">
            <text:p>Must be Lvl 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333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Giddy Up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1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Giddy Up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2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Giddy Up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4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ackbone 1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Knockback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ackbone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Stagger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Backbone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Freeze</text:p>
          </table:table-cell>
          <table:table-cell table:style-name="Default" office:value-type="string" calcext:value-type="string">
            <text:p>Snoworb Cannons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Backbone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Attack/Defend in Fever against Fire</text:p>
          </table:table-cell>
          <table:table-cell table:style-name="Default" office:value-type="string" calcext:value-type="string">
            <text:p>Stand in Fire, Archfiend of Restraint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yokora Spirit</text:p>
          </table:table-cell>
          <table:table-cell table:style-name="Default" office:value-type="string" calcext:value-type="string">
            <text:p>Must be Lvl 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Yaripon Spirit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Iron Door</text:p>
          </table:table-cell>
          <table:table-cell table:style-name="Default" office:value-type="string" calcext:value-type="string">
            <text:p>Does not gain more with amount of spears throw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Chariot Attack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ly deal damage with chariot wheel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/>
          <table:table-cell office:value-type="string" calcext:value-type="string">
            <text:p>Dmg x1.5</text:p>
          </table:table-cell>
          <table:table-cell/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Kanokyon Spirit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Fever Attacking/Defending/Partying against status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 office:value-type="string" calcext:value-type="string">
            <text:p>Only applies against trained Backbone statuses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ergy Field 10%</text:p>
          </table:table-cell>
          <table:table-cell office:value-type="string" calcext:value-type="string">
            <text:p>Must be Lvl 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1 minutes, 4 seconds (166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rgy Field 20%</text:p>
          </table:table-cell>
          <table:table-cell office:value-type="string" calcext:value-type="string">
            <text:p>Complete CS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3 minutes, 20 seconds (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ergy Field 30%</text:p>
          </table:table-cell>
          <table:table-cell office:value-type="string" calcext:value-type="string">
            <text:p>Complete CS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 (1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ergy Field 40%</text:p>
          </table:table-cell>
          <table:table-cell office:value-type="string" calcext:value-type="string">
            <text:p>Complete CS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(2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ergy Field 50%</text:p>
          </table:table-cell>
          <table:table-cell office:value-type="string" calcext:value-type="string">
            <text:p>Complete CS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(4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 Smasher</text:p>
          </table:table-cell>
          <table:table-cell office:value-type="string" calcext:value-type="string">
            <text:p>Must be Lvl 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bout 1 minu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t wood enemy or obstacle (charge attack works)</text:p>
          </table:table-cell>
          <table:table-cell office:value-type="string" calcext:value-type="string">
            <text:p>Solo in Range of Justice with default arms.</text:p>
          </table:table-cell>
          <table:table-cell office:value-type="string" calcext:value-type="string">
            <text:p>Lever counts as wood.</text:p>
          </table:table-cell>
          <table:table-cell office:value-type="string" calcext:value-type="string">
            <text:p>Against wood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ne Smash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tone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table:style-name="ce2"/>
          <table:table-cell office:value-type="string" calcext:value-type="string">
            <text:p>Against stone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tal Smasher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metal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office:value-type="string" calcext:value-type="string">
            <text:p>Most stone structures also count as metal</text:p>
          </table:table-cell>
          <table:table-cell office:value-type="string" calcext:value-type="string">
            <text:p>Against metal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verything Smasher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ut 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t anything at all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Grass is a structure. Burn Immune recommended.</text:p>
          </table:table-cell>
          <table:table-cell office:value-type="string" calcext:value-type="string">
            <text:p>Adds Crush type (And that’s all). Crush ALWAYS ignores shield evasio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i-Stagger</text:p>
          </table:table-cell>
          <table:table-cell office:value-type="string" calcext:value-type="string">
            <text:p>Must be Lvl 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tagger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i-Knockback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Knockback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i-Sleep</text:p>
          </table:table-cell>
          <table:table-cell office:value-type="string" calcext:value-type="string">
            <text:p>Complete CS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leep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i-Poison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Poison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Skills 1</text:p>
          </table:table-cell>
          <table:table-cell office:value-type="string" calcext:value-type="string">
            <text:p>Must be Lvl 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33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t Skills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t Skills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t Skills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ison Hide</text:p>
          </table:table-cell>
          <table:table-cell office:value-type="string" calcext:value-type="string">
            <text:p>Must be Lvl 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emy melee attack in fever</text:p>
          </table:table-cell>
          <table:table-cell office:value-type="string" calcext:value-type="string">
            <text:p>Party against any melee unit with low damage</text:p>
          </table:table-cell>
          <table:table-cell table:style-name="ce2"/>
          <table:table-cell office:value-type="string" calcext:value-type="string">
            <text:p>Needs Fever to GRIND CS. Poison rate and resistance matters. Only melee, doesn't work against DH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ppelgang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Endure status attack during attack, defense or HM</text:p>
          </table:table-cell>
          <table:table-cell office:value-type="string" calcext:value-type="string">
            <text:p>Burn% and Grass Grower to iron door in DoP</text:p>
          </table:table-cell>
          <table:table-cell table:style-name="ce2"/>
          <table:table-cell office:value-type="string" calcext:value-type="string">
            <text:p>Needs Fever to GRIND C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Bomb</text:p>
          </table:table-cell>
          <table:table-cell office:value-type="string" calcext:value-type="string">
            <text:p>Complete CS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Own death</text:p>
          </table:table-cell>
          <table:table-cell office:value-type="string" calcext:value-type="string">
            <text:p>Idle against any unit w/ fire w/ P. Sheep &amp; Dragon</text:p>
          </table:table-cell>
          <table:table-cell office:value-type="string" calcext:value-type="string">
            <text:p>Not affected by Peerless Monkey.</text:p>
          </table:table-cell>
          <table:table-cell office:value-type="string" calcext:value-type="string">
            <text:p>+50% Poison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ural Enemy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hield-bearing enemy (no damage needed)</text:p>
          </table:table-cell>
          <table:table-cell office:value-type="string" calcext:value-type="string">
            <text:p>Depths of Despair, Peerless Sheep, default equip.</text:p>
          </table:table-cell>
          <table:table-cell table:style-name="ce2"/>
          <table:table-cell office:value-type="string" calcext:value-type="string">
            <text:p>No it doesn’t work to slog :(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y Base</text:p>
          </table:table-cell>
          <table:table-cell office:value-type="string" calcext:value-type="string">
            <text:p>Must be Lvl 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.3x structure max HP boost, VS ONLY (Grinding works anywhere) Each CS boost different structur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d Base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625 charge defense commands to fully train</text:p>
          </table:table-cell>
          <table:table-cell office:value-type="string" calcext:value-type="string">
            <text:p>1.3x structure max HP boost, VS ONLY (Grinding works anywhere) Munk Boulder uses thi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g Base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250 charge defense commands to fully train</text:p>
          </table:table-cell>
          <table:table-cell office:value-type="string" calcext:value-type="string">
            <text:p>1.3x structure max HP boost, VS ONLY (Grinding works anywher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per Fortress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500 charge defense commands to fully train</text:p>
          </table:table-cell>
          <table:table-cell office:value-type="string" calcext:value-type="string">
            <text:p>1% HP Recover, VS ONLY (Grinding works anywhere) Curiously, also called before dep lol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per 1</text:p>
          </table:table-cell>
          <table:table-cell office:value-type="string" calcext:value-type="string">
            <text:p>Must be Lvl 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416 attack commands to fully train</text:p>
          </table:table-cell>
          <table:table-cell office:value-type="string" calcext:value-type="string">
            <text:p>ADDs effect that: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pper 2</text:p>
          </table:table-cell>
          <table:table-cell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,250 attack commands to fully train</text:p>
          </table:table-cell>
          <table:table-cell office:value-type="string" calcext:value-type="string">
            <text:p>ADDs effect that: 1.2x dmg, +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apper 3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2,500 attack commands to fully train</text:p>
          </table:table-cell>
          <table:table-cell office:value-type="string" calcext:value-type="string">
            <text:p>ADDs effect that: 1.5x dmg, +10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pper 4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5,000 attack commands to fully train</text:p>
          </table:table-cell>
          <table:table-cell office:value-type="string" calcext:value-type="string">
            <text:p>ADDs effect that: 2x dmg, +1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apper 5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0,000 attack commands to fully train</text:p>
          </table:table-cell>
          <table:table-cell office:value-type="string" calcext:value-type="string">
            <text:p>ADDs effect that: 3x dmg, +20% stagger&amp;kb, no crit/burn/sleep/freeze/poison, strike type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ckshot 2</text:p>
          </table:table-cell>
          <table:table-cell office:value-type="string" calcext:value-type="string">
            <text:p>Must Be Lv 1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ckshot 3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uickshot 4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ckshot 5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uickshot 6</text:p>
          </table:table-cell>
          <table:table-cell office:value-type="string" calcext:value-type="string">
            <text:p>Complete CS4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tack Speed 1</text:p>
          </table:table-cell>
          <table:table-cell office:value-type="string" calcext:value-type="string">
            <text:p>Must Be Lv 7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k Speed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tack Speed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ve Ho 1</text:p>
          </table:table-cell>
          <table:table-cell office:value-type="string" calcext:value-type="string">
            <text:p>Must Be Lv 4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834 fever commands</text:p>
          </table:table-cell>
          <table:table-cell office:value-type="string" calcext:value-type="string">
            <text:p>Stacks, Stacks with P Rabbit too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ve Ho 2</text:p>
          </table:table-cell>
          <table:table-cell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,5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ave Ho 3</text:p>
          </table:table-cell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5,0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ve Ho 4</text:p>
          </table:table-cell>
          <table:table-cell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0,000 fever commands</text:p>
          </table:table-cell>
          <table:table-cell office:value-type="string" calcext:value-type="string">
            <text:p>March Speed x1.2, Stacks, NOT Affected by team ai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tnap</text:p>
          </table:table-cell>
          <table:table-cell office:value-type="string" calcext:value-type="string">
            <text:p>Must Be Lv 1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Hitting enemy with sleep%, or spores connect</text:p>
          </table:table-cell>
          <table:table-cell office:value-type="string" calcext:value-type="string">
            <text:p>Solo on Bonedeth on the Cliff</text:p>
          </table:table-cell>
          <table:table-cell office:value-type="string" calcext:value-type="string">
            <text:p>5 spores are fired in heromode. Charge attack won't work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me On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Jamsch hits with fire during charge attack/defense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Works most effectively on grass. No contest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Panic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40 seconds(2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 command</text:p>
          </table:table-cell>
          <table:table-cell office:value-type="string" calcext:value-type="string">
            <text:p>Command cancel attack</text:p>
          </table:table-cell>
          <table:table-cell office:value-type="string" calcext:value-type="string">
            <text:p>Trains by Comma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om Shroom</text:p>
          </table:table-cell>
          <table:table-cell office:value-type="string" calcext:value-type="string">
            <text:p>Complete CS3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ing enemies</text:p>
          </table:table-cell>
          <table:table-cell office:value-type="string" calcext:value-type="string">
            <text:p>Summon + Low HP Bosses (500 procs)</text:p>
          </table:table-cell>
          <table:table-cell office:value-type="string" calcext:value-type="string">
            <text:p>Procs on bosses with 1 HP during summons until the summon ends.</text:p>
          </table:table-cell>
          <table:table-cell office:value-type="string" calcext:value-type="string">
            <text:p>Same as Toadstool but 10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e Wall</text:p>
          </table:table-cell>
          <table:table-cell office:value-type="string" calcext:value-type="string">
            <text:p>Must Be Lv 5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08 charge attack commands to fully train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eze Trap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Ice wall breaking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Counts when old ice walls are destroyed for new one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e Buttress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 or entering heromode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Heromode doesnt grant EXP any faster than ice wall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lth Recovery</text:p>
          </table:table-cell>
          <table:table-cell office:value-type="string" calcext:value-type="string">
            <text:p>Complete CS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N ONLY: 1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aling yourself or allies under 100% HP</text:p>
          </table:table-cell>
          <table:table-cell office:value-type="string" calcext:value-type="string">
            <text:p>Minimal strength on Pingrek w/ Peerless Shroom.</text:p>
          </table:table-cell>
          <table:table-cell office:value-type="string" calcext:value-type="string">
            <text:p>Training time considers 1 healing target only. Also trains with Yamagami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st Guard</text:p>
          </table:table-cell>
          <table:table-cell office:value-type="string" calcext:value-type="string">
            <text:p>Complete CS4</text:p>
          </table:table-cell>
          <table:table-cell office:value-type="float" office:value="500" calcext:value-type="float">
            <text:p>5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Freezing melee attacker by defending</text:p>
          </table:table-cell>
          <table:table-cell office:value-type="string" calcext:value-type="string">
            <text:p>Defend against any melee unit with low damage</text:p>
          </table:table-cell>
          <table:table-cell office:value-type="string" calcext:value-type="string">
            <text:p>Frost guard nulls most enemies' freeze immunity</text:p>
          </table:table-cell>
          <table:table-cell office:value-type="string" calcext:value-type="string">
            <text:p>Afk grinding works. This CHECKS Doppelganger/Backbone/Freeze immunity (Doesn’t check pdeer)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n Skillz</text:p>
          </table:table-cell>
          <table:table-cell office:value-type="string" calcext:value-type="string">
            <text:p>Must Be Lv 13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Cannon</text:p>
          </table:table-cell>
          <table:table-cell office:value-type="string" calcext:value-type="string">
            <text:p>Attack Speed vs Iron Door (417 times)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attershot Skillz</text:p>
          </table:table-cell>
          <table:table-cell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Howitz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ser Skillz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Las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Only fires on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tillery Skillz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any firearm</text:p>
          </table:table-cell>
          <table:table-cell office:value-type="string" calcext:value-type="string">
            <text:p>Anywhere</text:p>
          </table:table-cell>
          <table:table-cell table:style-name="Default"/>
          <table:table-cell office:value-type="string" calcext:value-type="string">
            <text:p>+5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cendiary Skillz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e landing on the ground</text:p>
          </table:table-cell>
          <table:table-cell office:value-type="string" calcext:value-type="string">
            <text:p>Howitzer, anywher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Non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2</text:p>
          </table:table-cell>
          <table:table-cell office:value-type="string" calcext:value-type="string">
            <text:p>Complete SNG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1.5, Burn +3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3</text:p>
          </table:table-cell>
          <table:table-cell office:value-type="string" calcext:value-type="string">
            <text:p>Complete SNG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2.5, Burn +6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4</text:p>
          </table:table-cell>
          <table:table-cell office:value-type="string" calcext:value-type="string">
            <text:p>Complete SNG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4, Burn +9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5</text:p>
          </table:table-cell>
          <table:table-cell office:value-type="string" calcext:value-type="string">
            <text:p>Complete SNG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6, Burn +120%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2</text:p>
          </table:table-cell>
          <table:table-cell office:value-type="string" calcext:value-type="string">
            <text:p>Complete VOL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2, Burn +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3</text:p>
          </table:table-cell>
          <table:table-cell office:value-type="string" calcext:value-type="string">
            <text:p>Complete VOL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5, Burn +10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4</text:p>
          </table:table-cell>
          <table:table-cell office:value-type="string" calcext:value-type="string">
            <text:p>Complete VOL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, Burn +1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5</text:p>
          </table:table-cell>
          <table:table-cell office:value-type="string" calcext:value-type="string">
            <text:p>Complete VOL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.5, Burn +20%, Nullifies Crit/KB/Stagger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2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83 times)</text:p>
          </table:table-cell>
          <table:table-cell table:style-name="ce2"/>
          <table:table-cell office:value-type="string" calcext:value-type="string">
            <text:p>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2</text:p>
          </table:table-cell>
          <table:table-cell office:value-type="string" calcext:value-type="string">
            <text:p>Complete FCB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250 times)</text:p>
          </table:table-cell>
          <table:table-cell table:style-name="ce2"/>
          <table:table-cell office:value-type="string" calcext:value-type="string">
            <text:p>Dmg x1.5, Crit &amp; Stagger +1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3</text:p>
          </table:table-cell>
          <table:table-cell office:value-type="string" calcext:value-type="string">
            <text:p>Complete FCB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500 times)</text:p>
          </table:table-cell>
          <table:table-cell table:style-name="ce2"/>
          <table:table-cell office:value-type="string" calcext:value-type="string">
            <text:p>Dmg x2.5, Crit &amp; Stagger +2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4</text:p>
          </table:table-cell>
          <table:table-cell office:value-type="string" calcext:value-type="string">
            <text:p>Complete FCB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1,250 times)</text:p>
          </table:table-cell>
          <table:table-cell table:style-name="ce2"/>
          <table:table-cell office:value-type="string" calcext:value-type="string">
            <text:p>Dmg x4, Crit &amp; Stagger +3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5</text:p>
          </table:table-cell>
          <table:table-cell office:value-type="string" calcext:value-type="string">
            <text:p>Complete FCB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3,330 times)</text:p>
          </table:table-cell>
          <table:table-cell table:style-name="ce2"/>
          <table:table-cell office:value-type="string" calcext:value-type="string">
            <text:p>Dmg x6, Crit &amp; Stagger +40%, Nullifies Sleep/Poison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underific</text:p>
          </table:table-cell>
          <table:table-cell office:value-type="string" calcext:value-type="string">
            <text:p>Thunderific</text:p>
          </table:table-cell>
          <table:table-cell office:value-type="string" calcext:value-type="string">
            <text:p>Complete FCB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Thunderific using Thunderstorm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arkfire</text:p>
          </table:table-cell>
          <table:table-cell office:value-type="string" calcext:value-type="string">
            <text:p>Darkfire</text:p>
          </table:table-cell>
          <table:table-cell office:value-type="string" calcext:value-type="string">
            <text:p>Complete VOL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Darkfire using Flamesea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nomist</text:p>
          </table:table-cell>
          <table:table-cell office:value-type="string" calcext:value-type="string">
            <text:p>Venomist</text:p>
          </table:table-cell>
          <table:table-cell office:value-type="string" calcext:value-type="string">
            <text:p>Complete SNG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Venomist using Darkvenom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vaNova</text:p>
          </table:table-cell>
          <table:table-cell office:value-type="string" calcext:value-type="string">
            <text:p>Nova Nova</text:p>
          </table:table-cell>
          <table:table-cell office:value-type="string" calcext:value-type="string">
            <text:p>Complete FCB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Nova Nova using Holymist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amaitachi 1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 Tornado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Must be trained a minimum of 0.001% before progress can be made</text:p>
          </table:table-cell>
          <table:table-cell office:value-type="string" calcext:value-type="string">
            <text:p>+35% Burn rate, Sleep/Freeze/Poison rate remains as zero, only Fire type (Original tornado: only Slash, removes burn, sleep, freeze, poison)</text:p>
          </table:table-cell>
          <table:table-cell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Kamaitachi 2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Different effect, no dmg chang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loodsuck 1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loodsuck 2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office:value-type="string" calcext:value-type="string">
            <text:p>Absorbs 2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loodsuck 3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 There is no need to train this fully.</text:p>
          </table:table-cell>
          <table:table-cell office:value-type="string" calcext:value-type="string">
            <text:p>Absorbs 3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generate 1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 hours, 26 minutes, 2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egenerate 2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2 hours, 12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3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generate 3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11 hours, 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5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win Spear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Quadruple Spear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ix Spear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. There is no need to train this fully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ck and Cover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Taking damage from enemies (needs fix)</text:p>
          </table:table-cell>
          <table:table-cell office:value-type="string" calcext:value-type="string">
            <text:p>Defense Practice</text:p>
          </table:table-cell>
          <table:table-cell office:value-type="string" calcext:value-type="string">
            <text:p>Unable to gain EXP due to bug. If bug is fixed, all damage types will give you exp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eep Sleep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Idle in Depths of Despair</text:p>
          </table:table-cell>
          <table:table-cell table:style-name="ce2"/>
          <table:table-cell office:value-type="string" calcext:value-type="string">
            <text:p>230% Sleep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turn to Sender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Being hit by slash/strike melee attacks</text:p>
          </table:table-cell>
          <table:table-cell office:value-type="string" calcext:value-type="string">
            <text:p>Idle in Bonedeth quests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acharge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office:value-type="string" calcext:value-type="string">
            <text:p>Attk Speed x0.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dy Piercing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ainted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Poisoning an enemy</text:p>
          </table:table-cell>
          <table:table-cell table:style-name="ce2"/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ush 'Em</text:p>
          </table:table-cell>
          <table:table-cell table:style-name="Default"/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d non-fever attack or defense, or any fever attack (no heromode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Don't need to hit any enemy for this skill. Needs to do the charging animation for EXP.</text:p>
          </table:table-cell>
          <table:table-cell office:value-type="string" calcext:value-type="string">
            <text:p>Same as Assault Hit 3 (2.5x stamped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rubby</text:p>
          </table:table-cell>
          <table:table-cell table:style-name="Default"/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 any non-boss, non-structure enemy</text:p>
          </table:table-cell>
          <table:table-cell office:value-type="string" calcext:value-type="string">
            <text:p>Bonedeth Quests</text:p>
          </table:table-cell>
          <table:table-cell office:value-type="string" calcext:value-type="string">
            <text:p>Works on Karmen, Zigotons, Bonedeth, UH, DH, allies and even yourself (best seen through gargoyle curse).</text:p>
          </table:table-cell>
          <table:table-cell table:style-name="Default" office:value-type="string" calcext:value-type="string">
            <text:p>Does same thing as HM but with only 4 flie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hish-kabob</text:p>
          </table:table-cell>
          <table:table-cell table:style-name="Default"/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o damage to any non-boss, non-structure enemy not holding a shield</text:p>
          </table:table-cell>
          <table:table-cell office:value-type="string" calcext:value-type="string">
            <text:p>Vs. OR Bonedeth Quests</text:p>
          </table:table-cell>
          <table:table-cell office:value-type="string" calcext:value-type="string">
            <text:p>Former note. Works on yourself and allies, as long as you or they aren't holding a shield. There is no need to train this fully.</text:p>
          </table:table-cell>
          <table:table-cell office:value-type="string" calcext:value-type="string">
            <text:p> 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0T22:50:37.898000000</dc:date>
    <meta:editing-duration>PT46M59S</meta:editing-duration>
    <meta:editing-cycles>1</meta:editing-cycles>
    <meta:document-statistic meta:table-count="1" meta:cell-count="1392" meta:object-count="0"/>
    <meta:generator>LibreOffice/7.5.5.2$Windows_X86_64 LibreOffice_project/ca8fe7424262805f223b9a2334bc7181abbcbf5e</meta:generator>
  </office:meta>
</office:document-meta>
</file>